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 style:font-adornments="Standard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446cm" fo:min-width="0.44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8cm" fo:min-width="1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66cm" fo:min-width="0.56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cm" fo:min-width="5cm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3" fo:font-size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3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10.05cm" svg:height="1.34cm" svg:x="18.5cm" svg:y="18.4cm">
          <draw:text-box>
            <text:p text:style-name="P1"><text:span text:style-name="T1">Massstab</text:span><text:span text:style-name="T1"><text:tab/></text:span><text:span text:style-name="T1">1:1</text:span></text:p>
            <text:p text:style-name="P1"><text:span text:style-name="T1">File</text:span><text:span text:style-name="T1"><text:tab/></text:span><text:span text:style-name="T1"><text:file-name text:display="name">20220106a_ds18b20_montage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Frontdruck" svg:width="4.511cm" svg:height="0.395cm" svg:x="1.489cm" svg:y="1.45cm">
          <draw:text-box>
            <text:p>Cu hart di 6 da 8 l120</text:p>
          </draw:text-box>
        </draw:frame>
        <draw:custom-shape draw:style-name="gr3" draw:text-style-name="P4" draw:layer="layout" svg:width="0.63cm" svg:height="0.63cm" svg:x="5.435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cm" svg:height="0.8cm" svg:x="8.05cm" svg:y="8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8cm" svg:x="5.351cm" svg:y="8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5cm" svg:height="0.5cm" svg:x="13.35cm" svg:y="8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 style:font-adornments="Standard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24pt" fo:language="en" fo:country="US" style:font-name-asian="Lucida Sans Unicode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3" fo:font-family="Arial" style:font-style-name="Standard" style:font-family-generic="swiss" style:font-pitch="variable" fo:font-size="10pt" fo:text-shadow="none" style:text-underline-style="none" style:font-name-complex="Arial Unicode MS2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 draw:display="none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7.2$Windows_X86_64 LibreOffice_project/e114eadc50a9ff8d8c8a0567d6da8f454beeb84f</meta:generator>
    <meta:creation-date>2002-06-15T11:26:19</meta:creation-date>
    <dc:date>2023-01-06T08:49:02.177000000</dc:date>
    <meta:editing-cycles>385</meta:editing-cycles>
    <meta:editing-duration>P16DT14H39M21S</meta:editing-duration>
    <meta:print-date>2021-09-17T13:31:14.305000000</meta:print-date>
    <meta:document-statistic meta:object-count="6"/>
    <meta:user-defined meta:name="Info 1"/>
    <meta:user-defined meta:name="Info 2"/>
    <meta:user-defined meta:name="Info 3"/>
    <meta:user-defined meta:name="Info 4"/>
  </office:meta>
</office:document-meta>
</file>